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master-page-name="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text-properties officeooo:paragraph-rsid="0014da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4">Restocking List</text:p>
      <text:p text:style-name="P6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/text:p>
      <text:p text:style-name="Standard"><text:span text:style-name="T1">Supplier:</text:span><text:span text:style-name="T2"> </text:span><text:span text:style-name="T2"><text:placeholder text:placeholder-type="text">&lt;shipment.suppli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shipment.planned_date and formatLang(shipment.planned_date, user.language) or ''&gt;</text:placeholder></text:span></text:p>
      <text:p text:style-name="Standard"><text:span text:style-name="T1">Warehouse:</text:span><text:span text:style-name="T2"> </text:span><text:span text:style-name="T2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5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9-22T18:14:07</dc:date>
    <meta:editing-cycles>46</meta:editing-cycles>
    <meta:editing-duration>PT6H43M11S</meta:editing-duration>
    <meta:document-statistic meta:table-count="1" meta:image-count="0" meta:object-count="0" meta:page-count="2" meta:paragraph-count="19" meta:word-count="54" meta:character-count="624" meta:non-whitespace-character-count="589"/>
    <meta:user-defined meta:name="Info 1"/>
    <meta:user-defined meta:name="Info 2"/>
    <meta:user-defined meta:name="Info 3"/>
    <meta:user-defined meta:name="Info 4"/>
  </office:meta>
</office:document-meta>
</file>